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730d9" officeooo:paragraph-rsid="001730d9"/>
    </style:style>
    <style:style style:name="P2" style:family="paragraph" style:parent-style-name="Standard">
      <style:text-properties officeooo:rsid="001746c3" officeooo:paragraph-rsid="001746c3"/>
    </style:style>
    <style:style style:name="P3" style:family="paragraph" style:parent-style-name="Standard" style:list-style-name="L1">
      <style:text-properties officeooo:rsid="001730d9" officeooo:paragraph-rsid="001730d9"/>
    </style:style>
    <style:style style:name="P4" style:family="paragraph" style:parent-style-name="Standard" style:list-style-name="L1">
      <style:text-properties officeooo:rsid="001730d9" officeooo:paragraph-rsid="00179a31"/>
    </style:style>
    <style:style style:name="P5" style:family="paragraph" style:parent-style-name="Standard" style:list-style-name="L1">
      <style:text-properties officeooo:rsid="001746c3" officeooo:paragraph-rsid="001746c3"/>
    </style:style>
    <style:style style:name="T1" style:family="text">
      <style:text-properties officeooo:rsid="0017b47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058830806055382675" text:style-name="L1">
        <text:list-item>
          <text:p text:style-name="P3">When ﬁrst reading this chapter, keep a record of information that was new or surprising to you. Later, use that list to focus your further studies.</text:p>
          <text:list>
            <text:list-item>
              <text:p text:style-name="P3">Auto – Pretty cool, knew about it before but hadn't tried to use it. Re factored a few things in tetris to try it out.</text:p>
            </text:list-item>
            <text:list-item>
              <text:p text:style-name="P3">For range loop, used this with auto, interesting...</text:p>
            </text:list-item>
            <text:list-item>
              <text:p text:style-name="P3">Standard init - {}, nice and simple</text:p>
            </text:list-item>
            <text:list-item>
              <text:p text:style-name="P3">A double is 8 bytes.</text:p>
            </text:list-item>
            <text:list-item>
              <text:p text:style-name="P3">constexpr – Constant expression, done at compile time.</text:p>
            </text:list-item>
            <text:list-item>
              <text:p text:style-name="P3">Vector is not just a container type! </text:p>
            </text:list-item>
            <text:list-item>
              <text:p text:style-name="P3">--- Currently at page 49<text:line-break/></text:p>
            </text:list-item>
          </text:list>
        </text:list-item>
        <text:list-item>
          <text:p text:style-name="P3">(∗1) What does a compiler do? What does a linker do?<text:line-break/><text:line-break/>A compiler creates object files from the source code, which are then combined by the linker into a runnable file (an EXE for example). <text:line-break/></text:p>
        </text:list-item>
        <text:list-item>
          <text:p text:style-name="P3">(*2) “Hello World” Exercise, see hello_world.cpp.<text:line-break/></text:p>
        </text:list-item>
        <text:list-item>
          <text:p text:style-name="P4">(∗1) List three (or more) C++ compilers<text:line-break/><text:line-break/>See more: http://en.wikipedia.org/wiki/List_of_compilers<text:line-break/></text:p>
          <text:list>
            <text:list-item>
              <text:p text:style-name="P3">GCC</text:p>
            </text:list-item>
            <text:list-item>
              <text:p text:style-name="P3">MinGW</text:p>
            </text:list-item>
            <text:list-item>
              <text:p text:style-name="P3">Clang</text:p>
            </text:list-item>
            <text:list-item>
              <text:p text:style-name="P3">Visual C++<text:line-break/></text:p>
            </text:list-item>
          </text:list>
        </text:list-item>
      </text:list>
      <text:p text:style-name="P1"/>
      <text:p text:style-name="P2">For the following, see ex3.cpp:<text:line-break/></text:p>
      <text:list xml:id="list204328917168456" text:continue-numbering="true" text:style-name="L1">
        <text:list-item>
          <text:p text:style-name="P5">(∗1) Write out a bool, a char, an int, a double, and a string.</text:p>
        </text:list-item>
        <text:list-item>
          <text:p text:style-name="P5">(∗1) Read in a bool, a char, an int, a double, and a string.</text:p>
        </text:list-item>
        <text:list-item>
          <text:p text:style-name="P5">(∗2) What is an invariant and what good might it do?<text:line-break/><text:line-break/><text:span text:style-name="T1">Invariants are invaluable to both mathematics and computer programming. They are useful because they are a well defined condition that a program (for example) must adhere to, often referred to as invariant programming. It is useful because it allows us to presume something is true and can therefore act upon this assumption.<text:line-break/><text:line-break/>This has also come up in the computer paradigms course I’m taking, quite interesting and useful stuff!</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7T21:45:05.472000000</meta:creation-date>
    <dc:date>2014-03-17T20:43:28.869000000</dc:date>
    <meta:editing-duration>PT3M18S</meta:editing-duration>
    <meta:editing-cycles>4</meta:editing-cycles>
    <meta:generator>LibreOffice/4.1.1.2$Windows_x86 LibreOffice_project/7e4286b58adc75a14f6d83f53a03b6c11fa2903</meta:generator>
    <meta:document-statistic meta:table-count="0" meta:image-count="0" meta:object-count="0" meta:page-count="1" meta:paragraph-count="19" meta:word-count="276" meta:character-count="1533" meta:non-whitespace-character-count="1280"/>
  </office:meta>
</office:document-meta>
</file>